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0000ff" draw:textarea-vertical-align="middle"/>
    </style:style>
    <style:style style:name="gr4" style:family="graphic" style:parent-style-name="standard">
      <style:graphic-properties draw:fill-color="#ff0000" draw:textarea-vertical-align="middle"/>
    </style:style>
    <style:style style:name="gr5" style:family="graphic" style:parent-style-name="standard">
      <style:graphic-properties draw:fill-color="#ffff00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3300" draw:marker-end="Arrow" draw:marker-end-width="0.3cm" draw:fill="none" draw:textarea-vertical-align="middle"/>
    </style:style>
    <style:style style:name="gr9" style:family="graphic" style:parent-style-name="standard">
      <style:graphic-properties draw:fill-color="#00ffff" draw:textarea-vertical-align="middle"/>
    </style:style>
    <style:style style:name="gr10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8.069cm"/>
    </style:style>
    <style:style style:name="gr12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 fo:font-size="13pt" style:font-size-asian="13pt" style:font-size-complex="13pt"/>
    </style:style>
    <style:style style:name="T2" style:family="text">
      <style:text-properties fo:color="#0000ff" fo:font-size="13pt" style:font-size-asian="13pt" style:font-size-complex="13pt"/>
    </style:style>
    <style:style style:name="T3" style:family="text">
      <style:text-properties fo:color="#99ccff" fo:font-size="13pt" style:font-size-asian="13pt" style:font-size-complex="13pt"/>
    </style:style>
    <style:style style:name="T4" style:family="text">
      <style:text-properties fo:color="#ffd320" fo:font-size="13pt" style:font-size-asian="13pt" style:font-size-complex="13pt"/>
    </style:style>
    <style:style style:name="T5" style:family="text">
      <style:text-properties fo:color="#00cc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065cm" svg:height="2.413cm" svg:x="4.629cm" svg:y="0.981cm">
          <draw:text-box>
            <text:p text:style-name="P1">Proposed Structure</text:p>
            <text:p text:style-name="P1">N Country, S aged lived, OLG Model</text:p>
            <text:p text:style-name="P1">Clawson, Evans, Phillips, Olmstead</text:p>
          </draw:text-box>
        </draw:frame>
        <draw:rect draw:style-name="gr2" draw:text-style-name="P1" draw:layer="layout" svg:width="5.61cm" svg:height="3.006cm" svg:x="8.301cm" svg:y="10.891cm">
          <text:p text:style-name="P1">Optimization</text:p>
        </draw:rect>
        <draw:rect draw:style-name="gr3" draw:text-style-name="P1" draw:layer="layout" svg:width="5.61cm" svg:height="3.005cm" svg:x="3.921cm" svg:y="6.976cm">
          <text:p text:style-name="P1">Demographics</text:p>
        </draw:rect>
        <draw:rect draw:style-name="gr3" draw:text-style-name="P1" draw:layer="layout" svg:width="5.61cm" svg:height="3.005cm" svg:x="11.081cm" svg:y="4.978cm">
          <text:p text:style-name="P1">Functions</text:p>
        </draw:rect>
        <draw:rect draw:style-name="gr4" draw:text-style-name="P1" draw:layer="layout" svg:width="5.61cm" svg:height="3.006cm" svg:x="2.243cm" svg:y="3.411cm">
          <text:p text:style-name="P1">Data Files (.CSV)</text:p>
        </draw:rect>
        <draw:rect draw:style-name="gr5" draw:text-style-name="P1" draw:layer="layout" svg:width="5.61cm" svg:height="3.005cm" svg:x="7.139cm" svg:y="14.822cm">
          <text:p text:style-name="P1">Main File</text:p>
        </draw:rect>
        <draw:line draw:style-name="gr6" draw:text-style-name="P1" draw:layer="layout" svg:x1="1cm" svg:y1="18.431cm" svg:x2="20.59cm" svg:y2="18.431cm">
          <text:p/>
        </draw:line>
        <draw:line draw:style-name="gr7" draw:text-style-name="P1" draw:layer="layout" svg:x1="14.118cm" svg:y1="7.983cm" svg:x2="12.776cm" svg:y2="10.78cm">
          <text:p/>
        </draw:line>
        <draw:line draw:style-name="gr7" draw:text-style-name="P1" draw:layer="layout" svg:x1="7.741cm" svg:y1="10.332cm" svg:x2="8.748cm" svg:y2="10.891cm">
          <text:p/>
        </draw:line>
        <draw:line draw:style-name="gr7" draw:text-style-name="P1" draw:layer="layout" svg:x1="7.965cm" svg:y1="5.633cm" svg:x2="8.748cm" svg:y2="6.975cm">
          <text:p/>
        </draw:line>
        <draw:line draw:style-name="gr7" draw:text-style-name="P1" draw:layer="layout" svg:x1="10.762cm" svg:y1="14.024cm" svg:x2="10.426cm" svg:y2="14.919cm">
          <text:p/>
        </draw:line>
        <draw:line draw:style-name="gr8" draw:text-style-name="P1" draw:layer="layout" svg:x1="6.511cm" svg:y1="15.926cm" svg:x2="4.385cm" svg:y2="10.556cm">
          <text:p/>
        </draw:line>
        <draw:line draw:style-name="gr8" draw:text-style-name="P1" draw:layer="layout" svg:x1="13.111cm" svg:y1="16.485cm" svg:x2="16.467cm" svg:y2="8.095cm">
          <text:p/>
        </draw:line>
        <draw:line draw:style-name="gr8" draw:text-style-name="P1" draw:layer="layout" svg:x1="6.512cm" svg:y1="15.927cm" svg:x2="4.386cm" svg:y2="10.557cm">
          <text:p/>
        </draw:line>
        <draw:rect draw:style-name="gr9" draw:text-style-name="P1" draw:layer="layout" svg:width="3.967cm" svg:height="2.125cm" svg:x="14.678cm" svg:y="16.038cm">
          <text:p text:style-name="P1">Output Files</text:p>
          <text:p text:style-name="P1"><text:s/>(?)</text:p>
        </draw:rect>
        <draw:line draw:style-name="gr10" draw:text-style-name="P1" draw:layer="layout" svg:x1="13.111cm" svg:y1="17.716cm" svg:x2="14.565cm" svg:y2="17.716cm">
          <text:p/>
        </draw:line>
        <draw:frame draw:style-name="gr11" draw:text-style-name="P2" draw:layer="layout" svg:width="19.59cm" svg:height="8.319cm" svg:x="1cm" svg:y="18.321cm">
          <draw:text-box>
            <text:list text:style-name="L1">
              <text:list-item>
                <text:p text:style-name="P2"><text:span text:style-name="T1">DataFiles</text:span></text:p>
                <text:list>
                  <text:list-item>
                    <text:list>
                      <text:list-item>
                        <text:p text:style-name="P2"><text:span text:style-name="T1">Used by demographics Code. Should be identical to what was used in the fortran original (from Dr. Kotlikoff) for comparison purpose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Demographics/Functions</text:span></text:p>
                <text:list>
                  <text:list-item>
                    <text:p text:style-name="P2"><text:span text:style-name="T2">These are two separate files. Functions is where the functions from the paper are stored. Demographics handles the setup of the complicated demographics.</text:span></text:p>
                  </text:list-item>
                </text:list>
              </text:list-item>
              <text:list-item>
                <text:p text:style-name="P2"><text:span text:style-name="T3">Optimization</text:span></text:p>
                <text:list>
                  <text:list-item>
                    <text:p text:style-name="P2"><text:span text:style-name="T3">This is where the magic happens, calculating the steady state, getting the time path iterations, etc.</text:span></text:p>
                  </text:list-item>
                </text:list>
              </text:list-item>
              <text:list-item>
                <text:p text:style-name="P2"><text:span text:style-name="T4">Main File</text:span></text:p>
                <text:list>
                  <text:list-item>
                    <text:p text:style-name="P2"><text:span text:style-name="T4">This is what the user mainly interacts with. They will input their choice of parameter values here.</text:span></text:p>
                  </text:list-item>
                </text:list>
              </text:list-item>
              <text:list-item>
                <text:p text:style-name="P2"><text:span text:style-name="T5">Output Files</text:span></text:p>
                <text:list>
                  <text:list-item>
                    <text:p text:style-name="P2"><text:span text:style-name="T5">These files are similar to the .out files that the fortran code outputs. These cleanly present the results of the model. These should be in more standard formats than .out.</text:span></text:p>
                  </text:list-item>
                </text:list>
              </text:list-item>
            </text:list>
          </draw:text-box>
        </draw:frame>
        <draw:rect draw:style-name="gr12" draw:text-style-name="P1" draw:layer="layout" svg:width="3.937cm" svg:height="0.762cm" svg:x="3.413cm" svg:y="12.684cm">
          <text:p text:style-name="P1">User Choice</text:p>
        </draw:rect>
        <draw:rect draw:style-name="gr12" draw:text-style-name="P1" draw:layer="layout" svg:width="4.826cm" svg:height="0.889cm" svg:x="14.462cm" svg:y="10.271cm">
          <text:p text:style-name="P1">User Choic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Clawson</meta:initial-creator>
    <meta:creation-date>2015-07-18T13:17:37</meta:creation-date>
    <dc:date>2015-07-18T14:10:00</dc:date>
    <dc:creator>Jeff Clawson</dc:creator>
    <meta:editing-duration>PT52M24S</meta:editing-duration>
    <meta:editing-cycles>4</meta:editing-cycles>
    <meta:generator>OpenOffice/4.1.1$Unix OpenOffice.org_project/411m6$Build-9775</meta:generator>
    <meta:document-statistic meta:object-count="19"/>
  </office:meta>
</office:document-meta>
</file>